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MonaPGothic2" svg:font-family="IPAMonaPGothic" style:font-pitch="variable" style:font-charset="x-symbol"/>
    <style:font-face style:name="Symbol" svg:font-family="Symbol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draw:marker-start-width="0.23cm" draw:marker-end-width="0.23cm" draw:fill="hatch" draw:fill-hatch-name="Black_20_45_20_Degrees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svg:stroke-width="0.06cm" draw:marker-start-width="0.2cm" draw:marker-end-width="0.2cm" draw:fill="none" draw:fill-color="#666666" draw:textarea-horizontal-align="justify" draw:textarea-vertical-align="middle" draw:auto-grow-height="false" fo:padding-top="0.155cm" fo:padding-bottom="0.155cm" fo:padding-left="0.28cm" fo:padding-right="0.28cm"/>
    </style:style>
    <style:style style:name="gr6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8cm" draw:marker-start-width="0.32cm" draw:marker-end-width="0.32cm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fo:min-height="1.103cm"/>
    </style:style>
    <style:style style:name="gr10" style:family="graphic" style:parent-style-name="standard">
      <style:graphic-properties draw:stroke="none" svg:stroke-color="#000000" draw:fill="none" draw:fill-color="#ffffff" fo:min-height="1.104cm"/>
    </style:style>
    <style:style style:name="gr11" style:family="graphic" style:parent-style-name="standard">
      <style:graphic-properties draw:stroke="none" svg:stroke-color="#000000" draw:fill="none" draw:fill-color="#ffffff" fo:min-height="1.02cm"/>
    </style:style>
    <style:style style:name="gr12" style:family="graphic" style:parent-style-name="standard">
      <style:graphic-properties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13" style:family="graphic" style:parent-style-name="standard">
      <style:graphic-properties draw:stroke="dash" draw:stroke-dash="Ultrafine_20_Dashed" svg:stroke-width="0.02cm" draw:marker-start-width="0.33cm" draw:marker-end-width="0.33cm" draw:textarea-horizontal-align="center" draw:textarea-vertical-align="middle" fo:padding-top="0.135cm" fo:padding-bottom="0.135cm" fo:padding-left="0.26cm" fo:padding-right="0.26cm"/>
    </style:style>
    <style:style style:name="gr14" style:family="graphic" style:parent-style-name="standard">
      <style:graphic-properties svg:stroke-width="0.03cm" draw:marker-start-width="0.35cm" draw:marker-end="Arrow" draw:marker-end-width="0.15cm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3pt" style:font-size-asian="13pt" style:font-size-complex="13pt"/>
    </style:style>
    <style:style style:name="T1" style:family="text">
      <style:text-properties style:font-name="Symbol" fo:font-size="15pt" fo:font-style="italic" style:font-size-asian="15pt" style:font-style-asian="italic" style:font-size-complex="15pt" style:font-style-complex="italic"/>
    </style:style>
    <style:style style:name="T2" style:family="text">
      <style:text-properties style:font-name="Symbol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Century Schoolbook L" fo:font-size="15pt" fo:font-style="italic" style:font-size-asian="15pt" style:font-style-asian="italic" style:font-size-complex="15pt" style:font-style-complex="italic"/>
    </style:style>
    <style:style style:name="T4" style:family="text">
      <style:text-properties style:font-name="Century Schoolbook L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783cm" svg:height="0.605cm" svg:x="0.23cm" svg:y="0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23cm" svg:y1="0.71cm" svg:x2="3.013cm" svg:y2="0.71cm">
          <text:p/>
        </draw:line>
        <draw:line draw:style-name="gr3" draw:text-style-name="P1" draw:layer="layout" svg:x1="0.698cm" svg:y1="4.115cm" svg:x2="0.641cm" svg:y2="4.631cm">
          <text:p/>
        </draw:line>
        <draw:line draw:style-name="gr3" draw:text-style-name="P1" draw:layer="layout" svg:x1="0.63cm" svg:y1="4.551cm" svg:x2="1.18cm" svg:y2="5.225cm">
          <text:p/>
        </draw:line>
        <draw:line draw:style-name="gr3" draw:text-style-name="P1" draw:layer="layout" svg:x1="0.762cm" svg:y1="4.216cm" svg:x2="1.121cm" svg:y2="3.717cm">
          <text:p/>
        </draw:line>
        <draw:line draw:style-name="gr3" draw:text-style-name="P1" draw:layer="layout" svg:x1="0.63cm" svg:y1="4.551cm" svg:x2="0.773cm" svg:y2="5.225cm">
          <text:p/>
        </draw:line>
        <draw:line draw:style-name="gr3" draw:text-style-name="P1" draw:layer="layout" svg:x1="0.696cm" svg:y1="4.277cm" svg:x2="1.206cm" svg:y2="3.822cm">
          <text:p/>
        </draw:line>
        <draw:custom-shape draw:style-name="gr4" draw:text-style-name="P1" draw:layer="layout" svg:width="0.435cm" svg:height="0.435cm" draw:transform="rotate (-1.14650678563508) translate (0.702cm 3.642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0.607cm" svg:height="0.605cm" draw:transform="rotate (-1.96209914509203) translate (1.915cm 1.517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1.844cm" svg:y1="1.715cm" svg:x2="1.846cm" svg:y2="3.5cm">
          <text:p/>
        </draw:line>
        <draw:line draw:style-name="gr7" draw:text-style-name="P1" draw:layer="layout" svg:x1="1.541cm" svg:y1="0.71cm" svg:x2="1.541cm" svg:y2="1.715cm">
          <text:p/>
        </draw:line>
        <draw:custom-shape draw:style-name="gr5" draw:text-style-name="P1" draw:layer="layout" svg:width="0.607cm" svg:height="0.605cm" draw:transform="rotate (-1.96209914509203) translate (2.564cm 3.359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2.494cm" svg:y1="0.71cm" svg:x2="2.494cm" svg:y2="3.539cm">
          <text:p/>
        </draw:line>
        <draw:line draw:style-name="gr6" draw:text-style-name="P1" draw:layer="layout" svg:x1="1.2cm" svg:y1="1.724cm" svg:x2="1.2cm" svg:y2="3.847cm">
          <text:p/>
        </draw:line>
        <draw:line draw:style-name="gr6" draw:text-style-name="P1" draw:layer="layout" svg:x1="2.169cm" svg:y1="3.557cm" svg:x2="2.169cm" svg:y2="4.292cm">
          <text:p/>
        </draw:line>
        <draw:custom-shape draw:style-name="gr8" draw:text-style-name="P1" draw:layer="layout" svg:width="1.083cm" svg:height="0.541cm" svg:x="1.619cm" svg:y="4.29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24cm" svg:height="1.353cm" svg:x="0.306cm" svg:y="0.75cm">
          <draw:text-box>
            <text:p text:style-name="P2">A</text:p>
          </draw:text-box>
        </draw:frame>
        <draw:frame draw:style-name="gr10" draw:text-style-name="P2" draw:layer="layout" svg:width="1.083cm" svg:height="1.354cm" svg:x="2.271cm" svg:y="3.515cm">
          <draw:text-box>
            <text:p text:style-name="P2">B</text:p>
          </draw:text-box>
        </draw:frame>
        <draw:custom-shape draw:style-name="gr1" draw:text-style-name="P1" draw:layer="layout" svg:width="2.783cm" svg:height="0.585cm" svg:x="0.23cm" svg:y="5.243cm">
          <text:p/>
          <draw:enhanced-geometry svg:viewBox="0 0 21600 21600" draw:mirror-vertical="true" draw:type="rectangle" draw:enhanced-path="M 0 0 L 21600 0 21600 21600 0 21600 0 0 Z N"/>
        </draw:custom-shape>
        <draw:line draw:style-name="gr2" draw:text-style-name="P1" draw:layer="layout" svg:x1="0.23cm" svg:y1="5.258cm" svg:x2="3.013cm" svg:y2="5.258cm">
          <text:p/>
        </draw:line>
        <draw:custom-shape draw:style-name="gr1" draw:text-style-name="P1" draw:layer="layout" svg:width="2.783cm" svg:height="0.605cm" svg:x="4.93cm" svg:y="0.1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93cm" svg:y1="0.711cm" svg:x2="7.713cm" svg:y2="0.711cm">
          <text:p/>
        </draw:line>
        <draw:line draw:style-name="gr3" draw:text-style-name="P1" draw:layer="layout" svg:x1="5.398cm" svg:y1="4.116cm" svg:x2="5.341cm" svg:y2="4.632cm">
          <text:p/>
        </draw:line>
        <draw:line draw:style-name="gr3" draw:text-style-name="P1" draw:layer="layout" svg:x1="5.33cm" svg:y1="4.552cm" svg:x2="5.88cm" svg:y2="5.226cm">
          <text:p/>
        </draw:line>
        <draw:line draw:style-name="gr3" draw:text-style-name="P1" draw:layer="layout" svg:x1="5.462cm" svg:y1="4.217cm" svg:x2="5.9cm" svg:y2="4.278cm">
          <text:p/>
        </draw:line>
        <draw:line draw:style-name="gr3" draw:text-style-name="P1" draw:layer="layout" svg:x1="5.33cm" svg:y1="4.552cm" svg:x2="5.473cm" svg:y2="5.226cm">
          <text:p/>
        </draw:line>
        <draw:line draw:style-name="gr3" draw:text-style-name="P1" draw:layer="layout" svg:x1="5.396cm" svg:y1="4.278cm" svg:x2="5.88cm" svg:y2="4.634cm">
          <text:p/>
        </draw:line>
        <draw:custom-shape draw:style-name="gr4" draw:text-style-name="P1" draw:layer="layout" svg:width="0.435cm" svg:height="0.435cm" draw:transform="rotate (-1.14650678563508) translate (5.402cm 3.643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" draw:layer="layout" svg:width="0.607cm" svg:height="0.605cm" draw:transform="rotate (-1.96209914509203) translate (6.615cm 1.518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6.544cm" svg:y1="1.716cm" svg:x2="6.544cm" svg:y2="3.119cm">
          <text:p/>
        </draw:line>
        <draw:line draw:style-name="gr7" draw:text-style-name="P1" draw:layer="layout" svg:x1="6.241cm" svg:y1="0.711cm" svg:x2="6.241cm" svg:y2="1.716cm">
          <text:p/>
        </draw:line>
        <draw:custom-shape draw:style-name="gr5" draw:text-style-name="P1" draw:layer="layout" svg:width="0.607cm" svg:height="0.605cm" draw:transform="rotate (-1.96209914509203) translate (7.264cm 2.96cm)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" draw:layer="layout" svg:x1="7.194cm" svg:y1="0.711cm" svg:x2="7.194cm" svg:y2="3.146cm">
          <text:p/>
        </draw:line>
        <draw:line draw:style-name="gr6" draw:text-style-name="P1" draw:layer="layout" svg:x1="5.9cm" svg:y1="1.654cm" svg:x2="5.9cm" svg:y2="4.728cm">
          <text:p/>
        </draw:line>
        <draw:line draw:style-name="gr6" draw:text-style-name="P1" draw:layer="layout" svg:x1="6.869cm" svg:y1="3.128cm" svg:x2="6.869cm" svg:y2="3.893cm">
          <text:p/>
        </draw:line>
        <draw:custom-shape draw:style-name="gr8" draw:text-style-name="P1" draw:layer="layout" svg:width="1.083cm" svg:height="0.541cm" svg:x="6.319cm" svg:y="3.899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624cm" svg:height="1.353cm" svg:x="5.006cm" svg:y="0.751cm">
          <draw:text-box>
            <text:p text:style-name="P2">A</text:p>
          </draw:text-box>
        </draw:frame>
        <draw:frame draw:style-name="gr11" draw:text-style-name="P2" draw:layer="layout" svg:width="1.083cm" svg:height="1.27cm" svg:x="6.871cm" svg:y="3.1cm">
          <draw:text-box>
            <text:p text:style-name="P2">B</text:p>
          </draw:text-box>
        </draw:frame>
        <draw:custom-shape draw:style-name="gr1" draw:text-style-name="P1" draw:layer="layout" svg:width="2.783cm" svg:height="0.585cm" svg:x="4.93cm" svg:y="5.244cm">
          <text:p/>
          <draw:enhanced-geometry svg:viewBox="0 0 21600 21600" draw:mirror-vertical="true" draw:type="rectangle" draw:enhanced-path="M 0 0 L 21600 0 21600 21600 0 21600 0 0 Z N"/>
        </draw:custom-shape>
        <draw:line draw:style-name="gr2" draw:text-style-name="P1" draw:layer="layout" svg:x1="4.93cm" svg:y1="5.259cm" svg:x2="7.713cm" svg:y2="5.259cm">
          <text:p/>
        </draw:line>
        <draw:custom-shape draw:style-name="gr12" draw:text-style-name="P1" draw:layer="layout" svg:width="0.8cm" svg:height="0.6cm" svg:x="3.6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1" draw:layer="layout" svg:x1="1.591cm" svg:y1="3.128cm" svg:x2="7.415cm" svg:y2="3.128cm">
          <text:p/>
        </draw:line>
        <draw:line draw:style-name="gr13" draw:text-style-name="P1" draw:layer="layout" svg:x1="5.738cm" svg:y1="4.728cm" svg:x2="6.41cm" svg:y2="4.728cm">
          <text:p/>
        </draw:line>
        <draw:line draw:style-name="gr14" draw:text-style-name="P1" draw:layer="layout" svg:x1="2.6cm" svg:y1="3.529cm" svg:x2="2.6cm" svg:y2="3.12cm">
          <text:p/>
        </draw:line>
        <draw:line draw:style-name="gr14" draw:text-style-name="P1" draw:layer="layout" svg:x1="1.746cm" svg:y1="3.5cm" svg:x2="1.746cm" svg:y2="3.091cm">
          <text:p/>
        </draw:line>
        <draw:line draw:style-name="gr13" draw:text-style-name="P1" draw:layer="layout" svg:x1="1.591cm" svg:y1="3.528cm" svg:x2="2.701cm" svg:y2="3.528cm">
          <text:p/>
        </draw:line>
        <draw:line draw:style-name="gr14" draw:text-style-name="P1" draw:layer="layout" svg:x1="6.1cm" svg:y1="3.919cm" svg:x2="6.1cm" svg:y2="4.328cm">
          <text:p/>
        </draw:line>
        <draw:line draw:style-name="gr14" draw:text-style-name="P1" draw:layer="layout" svg:x1="6.1cm" svg:y1="4.32cm" svg:x2="6.1cm" svg:y2="4.729cm">
          <text:p/>
        </draw:line>
        <draw:line draw:style-name="gr13" draw:text-style-name="P1" draw:layer="layout" svg:x1="1.247cm" svg:y1="3.9cm" svg:x2="6.129cm" svg:y2="3.9cm">
          <text:p/>
        </draw:line>
        <draw:frame draw:style-name="gr15" draw:text-style-name="P3" draw:layer="layout" svg:width="1.5cm" svg:height="1.25cm" svg:x="2.5cm" svg:y="2.9cm">
          <draw:text-box>
            <text:p><text:span text:style-name="T1">D</text:span><text:span text:style-name="T2"> </text:span><text:span text:style-name="T3">x</text:span></text:p>
          </draw:text-box>
        </draw:frame>
        <draw:frame draw:style-name="gr15" draw:text-style-name="P4" draw:layer="layout" svg:width="1.5cm" svg:height="1.25cm" svg:x="1.7cm" svg:y="4.1cm">
          <draw:text-box>
            <text:p><text:span text:style-name="T4">m</text:span></text:p>
          </draw:text-box>
        </draw:frame>
        <draw:frame draw:style-name="gr15" draw:text-style-name="P4" draw:layer="layout" svg:width="1cm" svg:height="1.25cm" svg:x="6.4cm" svg:y="3.7cm">
          <draw:text-box>
            <text:p><text:span text:style-name="T4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MonaPGothic2" svg:font-family="IPAMonaPGothic" style:font-pitch="variable" style:font-charset="x-symbol"/>
    <style:font-face style:name="Symbol" svg:font-family="Symbol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3" style:font-size-asian="24pt" style:language-asian="ja" style:country-asian="JP" style:font-name-complex="IPAMonaPGothic3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3" style:font-family-asian="IPAMonaPGothic" style:font-family-generic-asian="system" style:font-pitch-asian="variable" style:font-size-asian="18pt" style:font-style-asian="normal" style:font-weight-asian="normal" style:font-name-complex="IPAMonaPGothic3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creator>Nasahara Kenlo</dc:creator>
    <dc:date>2016-03-21T22:32:31.007825000</dc:date>
    <meta:editing-cycles>36</meta:editing-cycles>
    <meta:editing-duration>PT8H8M19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